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stycke" style:master-page-name="MP0" style:list-style-name="LFO1" style:family="paragraph">
      <style:paragraph-properties fo:break-before="page"/>
    </style:style>
    <style:style style:name="T2" style:parent-style-name="Standardstycketeckensnitt" style:family="text">
      <style:text-properties fo:language="en" fo:country="US"/>
    </style:style>
    <style:style style:name="T3" style:parent-style-name="Hyperlänk" style:family="text">
      <style:text-properties fo:language="en" fo:country="US"/>
    </style:style>
    <style:style style:name="P4" style:parent-style-name="Liststycke" style:list-style-name="LFO1" style:family="paragraph"/>
    <style:style style:name="P5" style:parent-style-name="Liststycke" style:list-style-name="LFO1" style:family="paragraph"/>
    <style:style style:name="P6" style:parent-style-name="Liststycke" style:list-style-name="LFO1" style:family="paragraph"/>
    <style:style style:name="P7" style:parent-style-name="Liststycke" style:list-style-name="LFO1" style:family="paragraph"/>
    <style:style style:name="P8" style:parent-style-name="Liststycke" style:list-style-name="LFO1" style:family="paragraph"/>
    <style:style style:name="P9" style:parent-style-name="Liststycke" style:list-style-name="LFO1" style:family="paragraph"/>
    <style:style style:name="P10" style:parent-style-name="Liststycke" style:list-style-name="LFO1" style:family="paragraph"/>
    <style:style style:name="P11" style:parent-style-name="Liststycke" style:list-style-name="LFO1" style:family="paragraph"/>
    <style:style style:name="P12" style:parent-style-name="Liststycke" style:list-style-name="LFO1" style:family="paragraph"/>
    <style:style style:name="P13" style:parent-style-name="Liststycke" style:list-style-name="LFO1" style:family="paragraph"/>
    <style:style style:name="P14" style:parent-style-name="Liststycke" style:list-style-name="LFO1" style:family="paragraph"/>
    <style:style style:name="P15" style:parent-style-name="Liststycke" style:list-style-name="LFO1" style:family="paragraph"/>
    <style:style style:name="P16" style:parent-style-name="Liststycke" style:list-style-name="LFO1" style:family="paragraph"/>
    <style:style style:name="P17" style:parent-style-name="Liststycke" style:list-style-name="LFO1" style:family="paragraph"/>
    <style:style style:name="P18" style:parent-style-name="Liststycke" style:list-style-name="LFO1" style:family="paragraph">
      <style:text-properties fo:language="en" fo:country="US"/>
    </style:style>
    <style:style style:name="P19" style:parent-style-name="Liststycke" style:list-style-name="LFO1" style:family="paragraph">
      <style:text-properties fo:language="en" fo:country="US"/>
    </style:style>
    <style:style style:name="P20" style:parent-style-name="Liststycke" style:list-style-name="LFO1" style:family="paragraph">
      <style:text-properties fo:language="en" fo:country="US"/>
    </style:style>
    <style:style style:name="P21" style:parent-style-name="Liststycke" style:list-style-name="LFO1" style:family="paragraph">
      <style:text-properties fo:language="en" fo:country="US"/>
    </style:style>
    <style:style style:name="P22" style:parent-style-name="Liststycke" style:list-style-name="LFO1" style:family="paragraph">
      <style:text-properties fo:language="en" fo:country="US"/>
    </style:style>
    <style:style style:name="P23" style:parent-style-name="Liststycke" style:list-style-name="LFO1" style:family="paragraph">
      <style:text-properties fo:language="en" fo:country="US"/>
    </style:style>
    <style:style style:name="P24" style:parent-style-name="Liststycke" style:list-style-name="LFO1" style:family="paragraph"/>
    <style:style style:name="P25" style:parent-style-name="Liststycke" style:list-style-name="LFO1" style:family="paragraph">
      <style:text-properties fo:language="en" fo:country="US"/>
    </style:style>
    <style:style style:name="P26" style:parent-style-name="Liststycke" style:list-style-name="LFO1" style:family="paragraph"/>
    <style:style style:name="P27" style:parent-style-name="Liststycke" style:list-style-name="LFO1" style:family="paragraph"/>
    <style:style style:name="P28" style:parent-style-name="Liststycke" style:list-style-name="LFO1" style:family="paragraph"/>
    <style:style style:name="P29" style:parent-style-name="Liststycke" style:list-style-name="LFO1" style:family="paragraph"/>
    <style:style style:name="P30" style:parent-style-name="Liststycke" style:list-style-name="LFO1" style:family="paragraph"/>
    <style:style style:name="P31" style:parent-style-name="Liststycke" style:list-style-name="LFO1" style:family="paragraph"/>
    <style:style style:name="P32" style:parent-style-name="Liststycke" style:list-style-name="LFO1" style:family="paragraph">
      <style:text-properties fo:language="en" fo:country="US"/>
    </style:style>
    <style:style style:name="P33" style:parent-style-name="Liststycke" style:list-style-name="LFO1" style:family="paragraph">
      <style:text-properties fo:language="en" fo:country="US"/>
    </style:style>
    <style:style style:name="P34" style:parent-style-name="Liststycke" style:list-style-name="LFO1" style:family="paragraph">
      <style:text-properties fo:language="en" fo:country="US"/>
    </style:style>
    <style:style style:name="P35" style:parent-style-name="Liststycke" style:list-style-name="LFO1" style:family="paragraph"/>
    <style:style style:name="P36" style:parent-style-name="Liststycke" style:list-style-name="LFO1" style:family="paragraph"/>
    <style:style style:name="P37" style:parent-style-name="Liststycke" style:list-style-name="LFO1" style:family="paragraph"/>
    <style:style style:name="P38" style:parent-style-name="Liststycke" style:list-style-name="LFO1" style:family="paragraph"/>
    <style:style style:name="P39" style:parent-style-name="Liststycke" style:list-style-name="LFO1" style:family="paragraph">
      <style:text-properties fo:language="en" fo:country="US"/>
    </style:style>
    <style:style style:name="P40" style:parent-style-name="Liststycke" style:list-style-name="LFO1" style:family="paragraph"/>
    <style:style style:name="P41" style:parent-style-name="Liststycke" style:list-style-name="LFO1" style:family="paragraph"/>
    <style:style style:name="P42" style:parent-style-name="Liststycke" style:list-style-name="LFO1" style:family="paragraph"/>
    <style:style style:name="P43" style:parent-style-name="Liststycke" style:list-style-name="LFO1" style:family="paragraph">
      <style:text-properties fo:language="en" fo:country="US"/>
    </style:style>
    <style:style style:name="P44" style:parent-style-name="Liststycke" style:list-style-name="LFO1" style:family="paragraph"/>
    <style:style style:name="P45" style:parent-style-name="Liststycke" style:list-style-name="LFO1" style:family="paragraph"/>
    <style:style style:name="P46" style:parent-style-name="Liststycke" style:list-style-name="LFO1" style:family="paragraph"/>
    <style:style style:name="P47" style:parent-style-name="Liststycke" style:list-style-name="LFO1" style:family="paragraph"/>
    <style:style style:name="P48" style:parent-style-name="Liststycke" style:list-style-name="LFO1" style:family="paragraph"/>
    <style:style style:name="P49" style:parent-style-name="Liststycke" style:list-style-name="LFO1" style:family="paragraph"/>
    <style:style style:name="P50" style:parent-style-name="Liststycke" style:list-style-name="LFO1" style:family="paragraph"/>
    <style:style style:name="P51" style:parent-style-name="Liststycke" style:list-style-name="LFO1" style:family="paragraph"/>
    <style:style style:name="P52" style:parent-style-name="Liststycke" style:list-style-name="LFO1" style:family="paragraph"/>
    <style:style style:name="P53" style:parent-style-name="Liststyck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<text:span text:style-name="T2">Installera sharepoint designer 2013 64 bit:<text:s/></text:span><text:a xlink:href="https://www.microsoft.com/en-us/download/details.aspx?id=35491" office:target-frame-name="_top" xlink:show="replace"><text:span text:style-name="T3">https://www.microsoft.com/en-us/download/details.aspx?id=35491</text:span></text:a></text:p>
        </text:list-item>
        <text:list-item>
          <text:p text:style-name="P4">Ladda ner databasfilen från github.</text:p>
        </text:list-item>
        <text:list-item>
          <text:p text:style-name="P5">Restora DB:en i SQL server.</text:p>
        </text:list-item>
        <text:list-item>
          <text:p text:style-name="P6">Högerklicka på Logins inne i Security och välj new login.</text:p>
        </text:list-item>
        <text:list-item>
          <text:p text:style-name="P7">LoginName: DEV15\sp_testuser, default database = DailyQuotesDB</text:p>
        </text:list-item>
        <text:list-item>
          <text:p text:style-name="P8">UserMapping klicka i DailyQuotes_DB</text:p>
        </text:list-item>
        <text:list-item>
          <text:p text:style-name="P9">Högerklick på DailyQuotesDB &gt; Properties &gt; Permissions</text:p>
        </text:list-item>
        <text:list-item>
          <text:p text:style-name="P10">Välj dev15\sp_testuser och klick i alla grants (Mega bad practice)(Vi gör detta för att spara tid, ni kan gå igenom alla rättigheter om ni vill) &gt; OK</text:p>
        </text:list-item>
        <text:list-item>
          <text:p text:style-name="P11">Öppna upp central administration</text:p>
        </text:list-item>
        <text:list-item>
          <text:p text:style-name="P12">Klicka på manage service applications</text:p>
        </text:list-item>
        <text:list-item>
          <text:p text:style-name="P13">Gå in på manage i secure store service</text:p>
        </text:list-item>
        <text:list-item>
          <text:p text:style-name="P14">Skapa en ny target application</text:p>
        </text:list-item>
        <text:list-item>
          <text:p text:style-name="P15">Target application ID: QuotesApplicationID</text:p>
        </text:list-item>
        <text:list-item>
          <text:p text:style-name="P16">DisplayName: QuotesApplication</text:p>
        </text:list-item>
        <text:list-item>
          <text:p text:style-name="P17">Contact email: vad som helst</text:p>
        </text:list-item>
        <text:list-item>
          <text:p text:style-name="P18">Target application type: group</text:p>
        </text:list-item>
        <text:list-item>
          <text:p text:style-name="P19">Target application page url: none (default)</text:p>
        </text:list-item>
        <text:list-item>
          <text:p text:style-name="P20">Next * 2</text:p>
        </text:list-item>
        <text:list-item>
          <text:p text:style-name="P21">Target application administrators: dig själv</text:p>
        </text:list-item>
        <text:list-item>
          <text:p text:style-name="P22">Target application members: Everyone</text:p>
        </text:list-item>
        <text:list-item>
          <text:p text:style-name="P23">OK</text:p>
        </text:list-item>
        <text:list-item>
          <text:p text:style-name="P24">Klicka på pilen på QuotesApplicationID</text:p>
        </text:list-item>
        <text:list-item>
          <text:p text:style-name="P25">Välj set credentials</text:p>
        </text:list-item>
        <text:list-item>
          <text:p text:style-name="P26">På windows user name skriv: DEV15\sp_testuser</text:p>
        </text:list-item>
        <text:list-item>
          <text:p text:style-name="P27">I password rutorna skriv P@ssw0rd</text:p>
        </text:list-item>
        <text:list-item>
          <text:p text:style-name="P28">Öppna upp sharepoint designer</text:p>
        </text:list-item>
        <text:list-item>
          <text:p text:style-name="P29">Klicka på open site och skriv in<text:s/><text:a xlink:href="URL:en" office:target-frame-name="_top" xlink:show="replace"><text:span text:style-name="Hyperlänk">URL:en</text:span></text:a><text:s/>inklusive ”http://”</text:p>
        </text:list-item>
        <text:list-item>
          <text:p text:style-name="P30">Logga in med din egen user.</text:p>
        </text:list-item>
        <text:list-item>
          <text:p text:style-name="P31">Gå in på external content types och skapa en ny, knappen heter endast external content types</text:p>
        </text:list-item>
        <text:list-item>
          <text:p text:style-name="P32">Name/DisplayName ExternalQuotes, NameSpace: QuoteNamespace,<text:s/>OfficeItemType: GenericList</text:p>
        </text:list-item>
        <text:list-item>
          <text:p text:style-name="P33">Klicka på Operations Design View &gt; Add connection</text:p>
        </text:list-item>
        <text:list-item>
          <text:p text:style-name="P34">Data Source Type: SQL server</text:p>
        </text:list-item>
        <text:list-item>
          <text:p text:style-name="P35">Database Server: ServerName (Titta längst<text:s/>upp på sql management)</text:p>
        </text:list-item>
        <text:list-item>
          <text:p text:style-name="P36">DatabaseName:DailyQuotes_DB</text:p>
        </text:list-item>
        <text:list-item>
          <text:p text:style-name="P37">Name: Vad du vill</text:p>
        </text:list-item>
        <text:list-item>
          <text:p text:style-name="P38">Connect with impersonated Windows Identity</text:p>
        </text:list-item>
        <text:list-item>
          <text:p text:style-name="P39">På secure store application ID skriv: QuotesApplicationID<text:s/>&gt; OK</text:p>
        </text:list-item>
        <text:list-item>
          <text:p text:style-name="P40">Logga in som DEV15\sp_testuser</text:p>
        </text:list-item>
        <text:list-item>
          <text:p text:style-name="P41">Öppna upp viewmappen &gt; högerklicka AuthorQuotesVIew &gt; New Read List Operation</text:p>
        </text:list-item>
        <text:list-item>
          <text:p text:style-name="P42">Ta bort mellanslaget på Operation Name(Låt display name vara) &gt; next * 2</text:p>
        </text:list-item>
        <text:list-item>
          <text:p text:style-name="P43">Name, Surname, QuoteText &gt; show in picker, ignorera read-only varningen &gt; finish</text:p>
        </text:list-item>
        <text:list-item>
          <text:p text:style-name="P44">Gör om 39 och 40 på New Read Item Operation</text:p>
        </text:list-item>
        <text:list-item>
          <text:p text:style-name="P45">Save and Done</text:p>
        </text:list-item>
        <text:list-item>
          <text:p text:style-name="P46">Gå tillbaka till central administration &gt; Manage Service Applications &gt; BDC</text:p>
        </text:list-item>
        <text:list-item>
          <text:p text:style-name="P47">Klicka på pilen ner på ExternalQuotes &gt; Set Permission</text:p>
        </text:list-item>
        <text:list-item>
          <text:p text:style-name="P48">Lägg till dig själv och välj alla rättigheter</text:p>
        </text:list-item>
        <text:list-item>
          <text:p text:style-name="P49">Lägg till Everyone med endast Execute och Selectable in Clients rättigheter &gt; OK</text:p>
        </text:list-item>
        <text:list-item>
          <text:p text:style-name="P50">Gå till School &gt; Site Contents &gt; Add an App och välj External List</text:p>
        </text:list-item>
        <text:list-item>
          <text:p text:style-name="P51">Name: Vad du vill (Vi använder External Quotes)</text:p>
        </text:list-item>
        <text:list-item>
          <text:p text:style-name="P52">External Content Type: Klicka på andra ikonen och välj external quote &gt; Create</text:p>
        </text:list-item>
        <text:list-item>
          <text:p text:style-name="P53">Gå till External Quotes under Lis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offer Johansson</meta:initial-creator>
    <dc:creator>Kristoffer Johansson</dc:creator>
    <meta:creation-date>2016-03-23T11:42:00Z</meta:creation-date>
    <dc:date>2016-03-23T12:18:00Z</dc:date>
    <meta:template xlink:href="Normal.dotm" xlink:type="simple"/>
    <meta:editing-cycles>1</meta:editing-cycles>
    <meta:editing-duration>PT2160S</meta:editing-duration>
    <meta:document-statistic meta:page-count="2" meta:paragraph-count="5" meta:word-count="411" meta:character-count="2586" meta:row-count="18" meta:non-whitespace-character-count="2180"/>
  </office:meta>
</office:document-meta>
</file>